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  <style:font-face style:name="ui-sans-serif" svg:font-family="ui-sans-serif, apple-system, system-ui, 'Segoe UI', Helvetica, 'Apple Color Emoji', Arial, sans-serif, 'Segoe UI Emoji', 'Segoe UI Symbol'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contextual-spacing="false" fo:line-height="142%" fo:orphans="1" fo:widows="2" fo:text-indent="0in" style:auto-text-indent="false" fo:padding="0.0193in" fo:border="0.06pt solid #ffffff"/>
      <style:text-properties fo:font-variant="normal" fo:text-transform="none" fo:color="#ffffff" loext:opacity="100%" style:font-name="ui-sans-serif" fo:font-size="10.5pt" fo:letter-spacing="normal" fo:font-style="normal" fo:font-weight="normal" fo:background-color="#181818" loext:padding="0.0193in" loext:border="0.06pt solid #ffffff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42%" fo:orphans="1" fo:widows="2" fo:text-indent="0in" style:auto-text-indent="false" fo:padding="0.0193in" fo:border="0.06pt solid #ffffff"/>
      <style:text-properties fo:font-variant="normal" fo:text-transform="none" fo:color="#afafaf" loext:opacity="100%" style:font-name="ui-sans-serif" fo:font-size="10.5pt" fo:letter-spacing="normal" fo:font-style="normal" fo:font-weight="normal" fo:background-color="#181818" loext:padding="0.0193in" loext:border="0.06pt solid #ffffff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1" fo:widows="2" fo:text-indent="0in" style:auto-text-indent="false"/>
      <style:text-properties fo:font-variant="normal" fo:text-transform="none" fo:color="#ffffff" loext:opacity="100%" style:font-name="ui-sans-serif" fo:font-size="14pt" fo:letter-spacing="normal" fo:font-style="normal" fo:font-weight="normal" fo:background-color="#181818" loext:padding="0.0193in" loext:border="0.06pt solid #ffffff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/>
      <style:text-properties fo:color="#ffffff" loext:opacity="100%" fo:font-size="12pt" fo:background-color="#323232" loext:padding="0.0193in" loext:border="0.06pt solid #ffffff"/>
    </style:style>
    <style:style style:name="P5" style:family="paragraph" style:parent-style-name="Heading_20_5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.0193in" fo:border="0.06pt solid #ffffff"/>
    </style:style>
    <style:style style:name="P7" style:family="paragraph" style:parent-style-name="Heading_20_6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Horizontal_20_Line">
      <style:paragraph-properties fo:margin-left="0in" fo:margin-right="0in" fo:margin-top="0in" fo:margin-bottom="0in" style:contextual-spacing="false" fo:line-height="150%"/>
    </style:style>
    <style:style style:name="P10" style:family="paragraph" style:parent-style-name="Heading_20_2">
      <style:paragraph-properties fo:margin-left="0in" fo:margin-right="0in" fo:margin-top="0in" fo:margin-bottom="0.0417in" style:contextual-spacing="false" fo:line-height="140%" fo:text-indent="0in" style:auto-text-indent="false" fo:padding="0.0193in" fo:border="0.06pt solid #ffffff"/>
      <style:text-properties loext:padding="0.0193in" loext:border="0.06pt solid #ffffff"/>
    </style:style>
    <style:style style:name="P11" style:family="paragraph" style:parent-style-name="Heading_20_3">
      <style:paragraph-properties fo:margin-left="0in" fo:margin-right="0in" fo:margin-top="0in" fo:margin-bottom="0in" style:contextual-spacing="false" fo:line-height="155%" fo:text-indent="0in" style:auto-text-indent="false" fo:padding="0.0193in" fo:border="0.06pt solid #ffffff"/>
    </style:style>
    <style:style style:name="P12" style:family="paragraph" style:parent-style-name="Text_20_body" style:list-style-name="L1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.0193in" fo:border="0.06pt solid #ffffff"/>
    </style:style>
    <style:style style:name="P14" style:family="paragraph" style:parent-style-name="Text_20_body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15" style:family="paragraph" style:parent-style-name="Text_20_body" style:list-style-name="L2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ffffff" loext:opacity="100%" style:font-name="ui-monospace" loext:padding-left="0.2083in" loext:padding-right="0.2083in" loext:padding-top="0.0193in" loext:padding-bottom="0.1252in" loext:border="0.06pt solid #ffffff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ffffff" loext:opacity="100%" fo:background-color="#181818" loext:padding-left="0.2083in" loext:padding-right="0.2083in" loext:padding-top="0.0193in" loext:padding-bottom="0.1252in" loext:border="0.06pt solid #ffffff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66b5ff" loext:opacity="100%" style:font-name="ui-monospace" fo:font-size="12pt" fo:font-weight="normal" fo:background-color="#181818" loext:padding="0.0193in" loext:border="0.06pt solid #ffffff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ffffff" loext:opacity="100%" style:font-name="ui-monospace" fo:font-size="12pt" style:font-size-asian="12pt" style:font-size-complex="12pt" loext:padding="0.0193in" loext:border="0.06pt solid #ffffff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ffffff" loext:opacity="100%" style:font-name="ui-monospace" fo:font-size="12pt" fo:font-weight="normal" fo:background-color="#181818" loext:padding="0.0193in" loext:border="0.06pt solid #ffffff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ffffff" loext:opacity="100%" style:font-name="ui-monospace" fo:font-size="12pt" fo:font-weight="normal" fo:background-color="#181818" loext:padding-left="0.2083in" loext:padding-right="0.2083in" loext:padding-top="0.0193in" loext:padding-bottom="0.1252in" loext:border="0.06pt solid #ffffff"/>
    </style:style>
    <style:style style:name="P22" style:family="paragraph" style:parent-style-name="Text_20_body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style:font-size-asian="12pt" style:font-size-complex="12pt" loext:padding="0.0193in" loext:border="0.06pt solid #ffffff"/>
    </style:style>
    <style:style style:name="P23" style:family="paragraph" style:parent-style-name="Text_20_body" style:list-style-name="L3">
      <style:paragraph-properties fo:margin-left="0in" fo:margin-right="0in" fo:margin-top="0in" fo:margin-bottom="0in" style:contextual-spacing="false" fo:line-height="150%" fo:text-indent="0in" style:auto-text-indent="false" fo:padding="0.0193in" fo:border="0.06pt solid #ffffff"/>
    </style:style>
    <style:style style:name="P24" style:family="paragraph" style:parent-style-name="Text_20_body" style:list-style-name="L4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25" style:family="paragraph" style:parent-style-name="Text_20_body" style:list-style-name="L5">
      <style:paragraph-properties fo:margin-left="0in" fo:margin-right="0in" fo:margin-top="0in" fo:margin-bottom="0in" style:contextual-spacing="false" fo:line-height="150%" fo:text-indent="0in" style:auto-text-indent="false" fo:padding="0.0193in" fo:border="0.06pt solid #ffffff"/>
    </style:style>
    <style:style style:name="P26" style:family="paragraph" style:parent-style-name="Text_20_body" style:list-style-name="L5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27" style:family="paragraph" style:parent-style-name="Text_20_body" style:list-style-name="L6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28" style:family="paragraph" style:parent-style-name="Text_20_body">
      <style:paragraph-properties fo:margin-left="0.0417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29" style:family="paragraph" style:parent-style-name="Text_20_body" style:list-style-name="L7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30" style:family="paragraph" style:parent-style-name="Text_20_body" style:list-style-name="L7">
      <style:paragraph-properties fo:margin-left="0in" fo:margin-right="0in" fo:margin-top="0in" fo:margin-bottom="0in" style:contextual-spacing="false" fo:line-height="150%" fo:text-indent="0in" style:auto-text-indent="false" fo:padding="0.0193in" fo:border="0.06pt solid #ffffff"/>
    </style:style>
    <style:style style:name="P31" style:family="paragraph" style:parent-style-name="Quotations">
      <style:paragraph-properties fo:margin-left="0in" fo:margin-right="0in" fo:margin-top="0in" fo:margin-bottom="0in" style:contextual-spacing="false" fo:line-height="150%" fo:text-indent="0in" style:auto-text-indent="false" fo:padding="0.0193in" fo:border="0.06pt solid #ffffff"/>
    </style:style>
    <style:style style:name="P32" style:family="paragraph" style:parent-style-name="Text_20_body">
      <style:paragraph-properties fo:margin-left="0in" fo:margin-right="0in" fo:margin-top="0in" fo:margin-bottom="0.1665in" style:contextual-spacing="false" fo:line-height="150%" fo:text-indent="0in" style:auto-text-indent="false" fo:padding="0.0193in" fo:border="0.06pt solid #ffffff"/>
      <style:text-properties loext:padding="0.0193in" loext:border="0.06pt solid #ffffff"/>
    </style:style>
    <style:style style:name="P33" style:family="paragraph" style:parent-style-name="Text_20_body" style:list-style-name="L8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34" style:family="paragraph" style:parent-style-name="Text_20_body" style:list-style-name="L8">
      <style:paragraph-properties fo:margin-left="0in" fo:margin-right="0in" fo:margin-top="0in" fo:margin-bottom="0in" style:contextual-spacing="false" fo:line-height="150%" fo:text-indent="0in" style:auto-text-indent="false" fo:padding="0.0193in" fo:border="0.06pt solid #ffffff"/>
    </style:style>
    <style:style style:name="P35" style:family="paragraph" style:parent-style-name="Text_20_body" style:list-style-name="L9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36" style:family="paragraph" style:parent-style-name="Text_20_body" style:list-style-name="L10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37" style:family="paragraph" style:parent-style-name="Text_20_body" style:list-style-name="L11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38" style:family="paragraph" style:parent-style-name="Text_20_body" style:list-style-name="L12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39" style:family="paragraph" style:parent-style-name="Text_20_body" style:list-style-name="L13">
      <style:paragraph-properties fo:margin-left="0in" fo:margin-right="0in" fo:margin-top="0in" fo:margin-bottom="0in" style:contextual-spacing="false" fo:line-height="150%" fo:text-indent="0in" style:auto-text-indent="false" fo:padding="0.0193in" fo:border="0.06pt solid #ffffff"/>
      <style:text-properties fo:font-size="12pt" style:text-underline-style="solid" style:text-underline-width="auto" style:text-underline-color="font-color" loext:padding="0.0193in" loext:border="0.06pt solid #ffffff"/>
    </style:style>
    <style:style style:name="P40" style:family="paragraph" style:parent-style-name="Text_20_body">
      <style:paragraph-properties fo:margin-left="0in" fo:margin-right="0in" fo:margin-top="0in" fo:margin-bottom="0.1665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41" style:family="paragraph" style:parent-style-name="Heading_20_1">
      <style:paragraph-properties fo:margin-left="0in" fo:margin-right="0in" fo:margin-top="0in" fo:margin-bottom="0.0835in" style:contextual-spacing="false" fo:line-height="133%" fo:text-indent="0in" style:auto-text-indent="false" fo:padding="0.0193in" fo:border="0.06pt solid #ffffff"/>
      <style:text-properties loext:padding="0.0193in" loext:border="0.06pt solid #ffffff"/>
    </style:style>
    <style:style style:name="P42" style:family="paragraph" style:parent-style-name="Heading_20_3">
      <style:paragraph-properties fo:margin-left="0in" fo:margin-right="0in" fo:margin-top="0.1665in" fo:margin-bottom="0.0417in" style:contextual-spacing="false" fo:line-height="155%" fo:text-indent="0in" style:auto-text-indent="false" fo:padding="0.0193in" fo:border="0.06pt solid #ffffff"/>
      <style:text-properties loext:padding="0.0193in" loext:border="0.06pt solid #ffffff"/>
    </style:style>
    <style:style style:name="P43" style:family="paragraph" style:parent-style-name="Text_20_body" style:list-style-name="L14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44" style:family="paragraph" style:parent-style-name="Text_20_body" style:list-style-name="L15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45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ffffff" loext:opacity="100%" style:font-name="ui-monospace" loext:padding="0.0193in" loext:border="0.06pt solid #ffffff"/>
    </style:style>
    <style:style style:name="P46" style:family="paragraph" style:parent-style-name="Text_20_body" style:list-style-name="L16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47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ffffff" loext:opacity="100%" fo:background-color="#181818" loext:padding="0.0193in" loext:border="0.06pt solid #ffffff"/>
    </style:style>
    <style:style style:name="P48" style:family="paragraph" style:parent-style-name="Text_20_body" style:list-style-name="L17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49" style:family="paragraph" style:parent-style-name="Text_20_body" style:list-style-name="L18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50" style:family="paragraph" style:parent-style-name="Text_20_body" style:list-style-name="L19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51" style:family="paragraph" style:parent-style-name="Text_20_body" style:list-style-name="L20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52" style:family="paragraph" style:parent-style-name="Text_20_body" style:list-style-name="L21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53" style:family="paragraph" style:parent-style-name="Text_20_body" style:list-style-name="L22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loext:padding="0.0193in" loext:border="0.06pt solid #ffffff"/>
    </style:style>
    <style:style style:name="P54" style:family="paragraph" style:parent-style-name="Heading_20_1">
      <style:paragraph-properties fo:margin-left="0in" fo:margin-right="0in" fo:margin-top="0in" fo:margin-bottom="0.0835in" style:contextual-spacing="false" fo:line-height="133%" fo:text-indent="0in" style:auto-text-indent="false" fo:padding="0.0193in" fo:border="0.06pt solid #ffffff"/>
      <style:text-properties fo:font-size="18pt" fo:font-weight="bold" loext:padding="0.0193in" loext:border="0.06pt solid #ffffff"/>
    </style:style>
    <style:style style:name="P55" style:family="paragraph" style:parent-style-name="Heading_20_2">
      <style:paragraph-properties fo:margin-left="0in" fo:margin-right="0in" fo:margin-top="0.1665in" fo:margin-bottom="0.0417in" style:contextual-spacing="false" fo:line-height="140%" fo:text-indent="0in" style:auto-text-indent="false" fo:padding="0.0193in" fo:border="0.06pt solid #ffffff"/>
      <style:text-properties fo:font-size="15pt" fo:font-weight="bold" loext:padding="0.0193in" loext:border="0.06pt solid #ffffff"/>
    </style:style>
    <style:style style:name="P56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d8d8d8" loext:opacity="100%" style:font-name="ui-monospace" loext:padding="0.0193in" loext:border="0.06pt solid #ffffff"/>
    </style:style>
    <style:style style:name="P57" style:family="paragraph" style:parent-style-name="Text_20_body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loext:padding="0.0193in" loext:border="0.06pt solid #ffffff"/>
    </style:style>
    <style:style style:name="P58" style:family="paragraph" style:parent-style-name="Preformatted_20_Text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66b5ff" loext:opacity="100%" style:font-name="ui-monospace" loext:padding="0.0193in" loext:border="0.06pt solid #ffffff"/>
    </style:style>
    <style:style style:name="P59" style:family="paragraph" style:parent-style-name="Text_20_body" style:list-style-name="L23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60" style:family="paragraph" style:parent-style-name="Text_20_body" style:list-style-name="L24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style:font-size-asian="12pt" style:font-size-complex="12pt" loext:padding="0.0193in" loext:border="0.06pt solid #ffffff"/>
    </style:style>
    <style:style style:name="P61" style:family="paragraph" style:parent-style-name="Text_20_body" style:list-style-name="L25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style:font-size-asian="12pt" style:font-size-complex="12pt" loext:padding="0.0193in" loext:border="0.06pt solid #ffffff"/>
    </style:style>
    <style:style style:name="P62" style:family="paragraph" style:parent-style-name="Text_20_body" style:list-style-name="L26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64" style:family="paragraph" style:parent-style-name="Text_20_body" style:list-style-name="L27">
      <style:paragraph-properties fo:margin-left="0in" fo:margin-right="0in" fo:margin-top="0in" fo:margin-bottom="0.0417in" style:contextual-spacing="false" fo:line-height="150%" fo:text-indent="0in" style:auto-text-indent="false" fo:padding="0.0193in" fo:border="0.06pt solid #ffffff"/>
      <style:text-properties fo:font-size="12pt" loext:padding="0.0193in" loext:border="0.06pt solid #ffffff"/>
    </style:style>
    <style:style style:name="P65" style:family="paragraph" style:parent-style-name="Standard">
      <style:paragraph-properties fo:margin-left="0in" fo:margin-right="0in"/>
    </style:style>
    <style:style style:name="T1" style:family="text">
      <style:text-properties fo:font-size="12pt" loext:padding="0.0193in" loext:border="0.06pt solid #ffffff"/>
    </style:style>
    <style:style style:name="T2" style:family="text">
      <style:text-properties fo:color="#ffffff" loext:opacity="100%" fo:font-size="12pt" loext:padding="0.0193in" loext:border="0.06pt solid #ffffff"/>
    </style:style>
    <style:style style:name="T3" style:family="text">
      <style:text-properties fo:color="#ffffff" loext:opacity="100%" fo:font-size="12pt" fo:font-weight="bold" loext:padding="0.0193in" loext:border="0.06pt solid #ffffff"/>
    </style:style>
    <style:style style:name="T4" style:family="text">
      <style:text-properties fo:font-size="15pt" fo:font-weight="bold"/>
    </style:style>
    <style:style style:name="T5" style:family="text">
      <style:text-properties loext:padding="0.0193in" loext:border="0.06pt solid #ffffff"/>
    </style:style>
    <style:style style:name="T6" style:family="text">
      <style:text-properties fo:font-size="13.5pt" fo:font-weight="bold" loext:padding="0.0193in" loext:border="0.06pt solid #ffffff"/>
    </style:style>
    <style:style style:name="T7" style:family="text">
      <style:text-properties fo:color="#ffffff" loext:opacity="100%" style:font-name="ui-monospace" fo:font-size="12pt" fo:font-weight="bold" fo:background-color="#424242" loext:char-shading-value="0" loext:padding-left="0.0193in" loext:padding-right="0in" loext:padding-top="0.0193in" loext:padding-bottom="0.0193in" loext:border-left="0.06pt solid #ffffff" loext:border-right="none" loext:border-top="0.06pt solid #ffffff" loext:border-bottom="0.06pt solid #ffffff"/>
    </style:style>
    <style:style style:name="T8" style:family="text">
      <style:text-properties fo:color="#66b5ff" loext:opacity="100%" loext:padding="0.0193in" loext:border="0.06pt solid #ffffff"/>
    </style:style>
    <style:style style:name="T9" style:family="text">
      <style:text-properties fo:color="#ffdb66" loext:opacity="100%" loext:padding="0.0193in" loext:border="0.06pt solid #ffffff"/>
    </style:style>
    <style:style style:name="T10" style:family="text">
      <style:text-properties fo:color="#ffa3ce" loext:opacity="100%" loext:padding="0.0193in" loext:border="0.06pt solid #ffffff"/>
    </style:style>
    <style:style style:name="T11" style:family="text">
      <style:text-properties fo:color="#66d492" loext:opacity="100%" loext:padding="0.0193in" loext:border="0.06pt solid #ffffff"/>
    </style:style>
    <style:style style:name="T12" style:family="text">
      <style:text-properties fo:color="#66b5ff" loext:opacity="100%" style:font-name="ui-monospace" fo:font-size="12pt" fo:font-weight="normal" loext:padding="0.0193in" loext:border="0.06pt solid #ffffff"/>
    </style:style>
    <style:style style:name="T13" style:family="text">
      <style:text-properties style:font-name="ui-monospace" fo:font-size="12pt" fo:font-weight="normal" loext:padding="0.0193in" loext:border="0.06pt solid #ffffff"/>
    </style:style>
    <style:style style:name="T14" style:family="text">
      <style:text-properties fo:color="#ffdb66" loext:opacity="100%" style:font-name="ui-monospace" fo:font-size="12pt" fo:font-weight="normal" loext:padding="0.0193in" loext:border="0.06pt solid #ffffff"/>
    </style:style>
    <style:style style:name="T15" style:family="text">
      <style:text-properties fo:color="#ffa3ce" loext:opacity="100%" style:font-name="ui-monospace" fo:font-size="12pt" fo:font-weight="normal" loext:padding="0.0193in" loext:border="0.06pt solid #ffffff"/>
    </style:style>
    <style:style style:name="T16" style:family="text">
      <style:text-properties fo:color="#66d492" loext:opacity="100%" style:font-name="ui-monospace" fo:font-size="12pt" fo:font-weight="normal" loext:padding="0.0193in" loext:border="0.06pt solid #ffffff"/>
    </style:style>
    <style:style style:name="T17" style:family="text">
      <style:text-properties fo:color="#ff9e6c" loext:opacity="100%" loext:padding="0.0193in" loext:border="0.06pt solid #ffffff"/>
    </style:style>
    <style:style style:name="T18" style:family="text">
      <style:text-properties fo:color="#ff9e6c" loext:opacity="100%" style:font-name="ui-monospace" fo:font-size="12pt" fo:font-weight="normal" loext:padding="0.0193in" loext:border="0.06pt solid #ffffff"/>
    </style:style>
    <style:style style:name="T19" style:family="text">
      <style:text-properties fo:color="#d8d8d8" loext:opacity="100%" style:font-name="ui-monospace" fo:font-size="12pt" fo:font-weight="normal" loext:padding="0.0193in" loext:border="0.06pt solid #ffffff"/>
    </style:style>
    <style:style style:name="T20" style:family="text">
      <style:text-properties fo:color="#ffffff" loext:opacity="100%" fo:font-size="12pt" style:text-underline-style="solid" style:text-underline-width="auto" style:text-underline-color="font-color" fo:font-weight="bold" loext:padding="0.0193in" loext:border="0.06pt solid #ffffff"/>
    </style:style>
    <style:style style:name="T21" style:family="text">
      <style:text-properties fo:font-variant="normal" fo:text-transform="none" fo:color="#ffffff" loext:opacity="100%" loext:padding="0.0193in" loext:border="0.06pt solid #ffffff"/>
    </style:style>
    <style:style style:name="T22" style:family="text">
      <style:text-properties fo:font-variant="normal" fo:text-transform="none" fo:color="#ffffff" loext:opacity="100%" fo:font-size="12pt" fo:font-style="normal" fo:font-weight="bold" loext:padding="0.0193in" loext:border="0.06pt solid #ffffff"/>
    </style:style>
    <style:style style:name="T23" style:family="text">
      <style:text-properties fo:font-size="12pt"/>
    </style:style>
    <style:style style:name="T24" style:family="text">
      <style:text-properties fo:font-size="18pt" fo:font-weight="bold"/>
    </style:style>
    <style:style style:name="T25" style:family="text">
      <style:text-properties fo:font-size="13.5pt" fo:font-weight="bold"/>
    </style:style>
    <style:style style:name="T26" style:family="text">
      <style:text-properties fo:color="#be95fa" loext:opacity="100%" loext:padding="0.0193in" loext:border="0.06pt solid #ffffff"/>
    </style:style>
    <style:style style:name="T27" style:family="text">
      <style:text-properties fo:color="#be95fa" loext:opacity="100%" style:font-name="ui-monospace" fo:font-size="12pt" fo:font-weight="normal" loext:padding="0.0193in" loext:border="0.06pt solid #ffffff"/>
    </style:style>
    <style:style style:name="T28" style:family="text">
      <style:text-properties style:font-name="ui-monospace" fo:font-size="12pt" fo:font-weight="normal"/>
    </style:style>
    <style:style style:name="T29" style:family="text">
      <style:text-properties fo:color="#d8d8d8" loext:opacity="100%" loext:padding="0.0193in" loext:border="0.06pt solid #ffffff"/>
    </style:style>
    <style:style style:name="T30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0.06pt solid #fffff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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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4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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responses tailored to you</text:p>
      <text:section text:style-name="Sect1" text:name="stage-slideover-sidebar">
        <text:p text:style-name="P2">Log in to get answers based on saved chats, plus create images and upload files.</text:p>
        <text:p text:style-name="P3">Log in</text:p>
      </text:section>
      <text:section text:style-name="Sect1" text:name="thread">
        <text:p text:style-name="P4"><draw:frame draw:style-name="fr1" draw:name="Frame1" text:anchor-type="char" svg:width="0.0161in" draw:z-index="0"><draw:text-box fo:min-height="0.0161in"><text:h text:style-name="P5" text:outline-level="5">You said:</text:h></draw:text-box></draw:frame>como simular msm um iframe de celular ao testar responsividade no browser</text:p>
        <text:p text:style-name="P6"><draw:frame draw:style-name="fr1" draw:name="Frame3" text:anchor-type="char" svg:width="0.0161in" draw:z-index="2"><draw:text-box fo:min-height="0.0161in"><text:h text:style-name="P7" text:outline-level="6">ChatGPT said:</text:h></draw:text-box></draw:frame><draw:frame draw:style-name="fr1" draw:name="Frame2" text:anchor-type="char" svg:width="0.0161in" draw:z-index="1"><draw:text-box fo:min-height="0.0161in"><text:p text:style-name="P8"><text:line-break/></text:p></draw:text-box></draw:frame><text:span text:style-name="T1">Para simular um </text:span><text:span text:style-name="Strong_20_Emphasis"><text:span text:style-name="T2">“</text:span></text:span><text:span text:style-name="Strong_20_Emphasis"><text:span text:style-name="T3">iframe de celular”</text:span></text:span><text:span text:style-name="T1"> ao testar responsividade no navegador, você tem algumas opções — desde as nativas do browser até soluções mais fiéis com tamanho fixo de device.</text:span></text:p>
        <text:p text:style-name="P9"/>
        <text:h text:style-name="P10" text:outline-level="2">✅ <text:span text:style-name="T4">1. Usando o DevTools (modo mais simples)</text:span></text:h>
        <text:h text:style-name="P11" text:outline-level="3"><text:span text:style-name="T5">🔹 </text:span><text:span text:style-name="T6">No </text:span><text:span text:style-name="Strong_20_Emphasis"><text:span text:style-name="T6">Google Chrome</text:span></text:span></text:h>
        <text:list text:style-name="L1">
          <text:list-item>
            <text:p text:style-name="P12">Abra seu site.</text:p>
          </text:list-item>
          <text:list-item>
            <text:p text:style-name="P13"><text:span text:style-name="T1">Pressione </text:span><text:span text:style-name="Strong_20_Emphasis"><text:span text:style-name="T3">F12</text:span></text:span><text:span text:style-name="T1"> ou </text:span><text:span text:style-name="Source_20_Text"><text:span text:style-name="T7">Ctrl + Shift + I</text:span></text:span><text:span text:style-name="T1">.</text:span></text:p>
          </text:list-item>
          <text:list-item>
            <text:p text:style-name="P13"><text:span text:style-name="T1">Clique no ícone de </text:span><text:span text:style-name="Strong_20_Emphasis"><text:span text:style-name="T3">Toggle Device Toolbar</text:span></text:span><text:span text:style-name="T1"> (📱) ou pressione </text:span><text:span text:style-name="Source_20_Text"><text:span text:style-name="T7">Ctrl + Shift + M</text:span></text:span><text:span text:style-name="T1">.</text:span></text:p>
          </text:list-item>
          <text:list-item>
            <text:p text:style-name="P12">Escolha um dispositivo (ex: iPhone, Galaxy, etc).</text:p>
          </text:list-item>
          <text:list-item>
            <text:p text:style-name="P12">Pode ativar:</text:p>
            <text:list>
              <text:list-item>
                <text:p text:style-name="P12">Simulação de touch</text:p>
              </text:list-item>
              <text:list-item>
                <text:p text:style-name="P12">Throttling de rede (3G, 4G)</text:p>
              </text:list-item>
              <text:list-item>
                <text:p text:style-name="P12">Rotação (portrait/landscape)</text:p>
              </text:list-item>
            </text:list>
          </text:list-item>
        </text:list>
        <text:p text:style-name="P14">Esse modo já simula:</text:p>
        <text:list text:style-name="L2">
          <text:list-item>
            <text:p text:style-name="P15">Viewport real</text:p>
          </text:list-item>
          <text:list-item>
            <text:p text:style-name="P15">Pixel ratio</text:p>
          </text:list-item>
          <text:list-item>
            <text:p text:style-name="P15">User agent mobile</text:p>
          </text:list-item>
          <text:list-item>
            <text:p text:style-name="P15">Touch events</text:p>
          </text:list-item>
        </text:list>
        <text:p text:style-name="P9"/>
        <text:h text:style-name="P10" text:outline-level="2"><text:soft-page-break/>✅ <text:span text:style-name="T4">2. Criando um “iframe fake” com tamanho fixo</text:span></text:h>
        <text:p text:style-name="P14">Se você quer visualizar como se fosse um celular “embutido” na tela (tipo mockup), pode criar um container com tamanho fixo:</text:p>
        <text:section text:style-name="Sect2" text:name="code-block-viewer">
          <text:p text:style-name="P16"><text:span text:style-name="T8">&lt;div</text:span><text:span text:style-name="T5"> </text:span><text:span text:style-name="T9">class</text:span><text:span text:style-name="T10">=</text:span><text:span text:style-name="T11">"mobile-frame"</text:span><text:span text:style-name="T8">&gt;</text:span></text:p>
          <text:p text:style-name="P17"><text:span text:style-name="T5"><text:s text:c="2"/></text:span><text:span text:style-name="T12">&lt;iframe</text:span><text:span text:style-name="T13"> </text:span><text:span text:style-name="T14">src</text:span><text:span text:style-name="T15">=</text:span><text:span text:style-name="T16">"https://seusite.com"</text:span><text:span text:style-name="T12">&gt;&lt;/iframe&gt;</text:span></text:p>
          <text:p text:style-name="P18">&lt;/div&gt;</text:p>
        </text:section>
        <text:section text:style-name="Sect2" text:name="Section1">
          <text:p text:style-name="P19"><text:bookmark text:name="code-block-viewer"/><text:span text:style-name="T5">.</text:span><text:span text:style-name="T17">mobile-frame</text:span><text:span text:style-name="T5"> {</text:span></text:p>
          <text:p text:style-name="P17"><text:span text:style-name="T5"><text:s text:c="2"/></text:span><text:span text:style-name="T13">width: </text:span><text:span text:style-name="T18">390</text:span><text:span text:style-name="T15">px</text:span><text:span text:style-name="T13">; <text:s text:c="2"/></text:span><text:span text:style-name="T19">/* iPhone 14 width */</text:span></text:p>
          <text:p text:style-name="P17"><text:span text:style-name="T5"><text:s text:c="2"/></text:span><text:span text:style-name="T13">height: </text:span><text:span text:style-name="T18">844</text:span><text:span text:style-name="T15">px</text:span><text:span text:style-name="T13">; <text:s/></text:span><text:span text:style-name="T19">/* iPhone 14 height */</text:span></text:p>
          <text:p text:style-name="P17"><text:span text:style-name="T5"><text:s text:c="2"/></text:span><text:span text:style-name="T13">border: </text:span><text:span text:style-name="T18">16</text:span><text:span text:style-name="T15">px</text:span><text:span text:style-name="T13"> </text:span><text:span text:style-name="T18">solid</text:span><text:span text:style-name="T13"> #000;</text:span></text:p>
          <text:p text:style-name="P17"><text:span text:style-name="T5"><text:s text:c="2"/></text:span><text:span text:style-name="T13">border-radius: </text:span><text:span text:style-name="T18">36</text:span><text:span text:style-name="T15">px</text:span><text:span text:style-name="T13">;</text:span></text:p>
          <text:p text:style-name="P17"><text:span text:style-name="T5"><text:s text:c="2"/></text:span><text:span text:style-name="T13">overflow: </text:span><text:span text:style-name="T18">hidden</text:span><text:span text:style-name="T13">;</text:span></text:p>
          <text:p text:style-name="P20">}</text:p>
          <text:p text:style-name="P21"><text:span text:style-name="T5">.</text:span><text:span text:style-name="T17">mobile-frame</text:span><text:span text:style-name="T5"> </text:span><text:span text:style-name="T8">iframe</text:span><text:span text:style-name="T5"> {</text:span></text:p>
          <text:p text:style-name="P17"><text:span text:style-name="T5"><text:s text:c="2"/></text:span><text:span text:style-name="T13">width: </text:span><text:span text:style-name="T18">100</text:span><text:span text:style-name="T15">%</text:span><text:span text:style-name="T13">;</text:span></text:p>
          <text:p text:style-name="P17"><text:span text:style-name="T5"><text:s text:c="2"/></text:span><text:span text:style-name="T13">height: </text:span><text:span text:style-name="T18">100</text:span><text:span text:style-name="T15">%</text:span><text:span text:style-name="T13">;</text:span></text:p>
          <text:p text:style-name="P17"><text:span text:style-name="T5"><text:s text:c="2"/></text:span><text:span text:style-name="T13">border: </text:span><text:span text:style-name="T18">none</text:span><text:span text:style-name="T13">;</text:span></text:p>
          <text:p text:style-name="P20">}</text:p>
        </text:section>
        <text:p text:style-name="P22">Isso cria uma simulação visual de celular dentro da página.</text:p>
        <text:p text:style-name="P9"/>
        <text:h text:style-name="P10" text:outline-level="2">✅ <text:span text:style-name="T4">3. Usando extensões do navegador</text:span></text:h>
        <text:p text:style-name="P14">Algumas extensões ajudam bastante:</text:p>
        <text:list text:style-name="L3">
          <text:list-item>
            <text:p text:style-name="P23"><text:span text:style-name="Strong_20_Emphasis"><text:span text:style-name="T3">Responsive Viewer</text:span></text:span></text:p>
          </text:list-item>
          <text:list-item>
            <text:p text:style-name="P23"><text:span text:style-name="Strong_20_Emphasis"><text:span text:style-name="T3">Mobile Simulator</text:span></text:span></text:p>
          </text:list-item>
          <text:list-item>
            <text:p text:style-name="P23"><text:span text:style-name="Strong_20_Emphasis"><text:span text:style-name="T3">Window Resizer</text:span></text:span></text:p>
          </text:list-item>
        </text:list>
        <text:p text:style-name="P14">Permitem testar vários tamanhos ao mesmo tempo.</text:p>
        <text:p text:style-name="P9"/>
        <text:h text:style-name="P10" text:outline-level="2">✅ <text:span text:style-name="T4">4. Testando múltiplos devices reais</text:span></text:h>
        <text:p text:style-name="P14">Se quiser algo mais profissional:</text:p>
        <text:list text:style-name="L4">
          <text:list-item>
            <text:p text:style-name="P24"><text:soft-page-break/>Usar ferramentas como:</text:p>
            <text:list>
              <text:list-item>
                <text:p text:style-name="P24">BrowserStack</text:p>
              </text:list-item>
              <text:list-item>
                <text:p text:style-name="P24">Responsively App (desktop app)</text:p>
              </text:list-item>
            </text:list>
          </text:list-item>
          <text:list-item>
            <text:p text:style-name="P24">Ou testar diretamente em um celular na mesma rede (usando IP local)</text:p>
          </text:list-item>
        </text:list>
        <text:p text:style-name="P9"/>
        <text:h text:style-name="P10" text:outline-level="2">⚠️ <text:span text:style-name="T4">Dica importante</text:span></text:h>
        <text:p text:style-name="P14">Se o seu objetivo é testar:</text:p>
        <text:list text:style-name="L5">
          <text:list-item>
            <text:p text:style-name="P25"><text:span text:style-name="Source_20_Text"><text:span text:style-name="T7">vh</text:span></text:span><text:span text:style-name="T1"> e </text:span><text:span text:style-name="Source_20_Text"><text:span text:style-name="T7">100vh</text:span></text:span></text:p>
          </text:list-item>
          <text:list-item>
            <text:p text:style-name="P26">Safe areas (notch)</text:p>
          </text:list-item>
          <text:list-item>
            <text:p text:style-name="P26">Teclado abrindo</text:p>
          </text:list-item>
          <text:list-item>
            <text:p text:style-name="P26">Scroll mobile real</text:p>
          </text:list-item>
        </text:list>
        <text:p text:style-name="P6"><text:span text:style-name="T1">O DevTools nem sempre é 100% fiel. O ideal é testar em </text:span><text:span text:style-name="Strong_20_Emphasis"><text:span text:style-name="T3">dispositivo físico</text:span></text:span><text:span text:style-name="T1">.</text:span></text:p>
        <text:p text:style-name="P9"/>
        <text:p text:style-name="P14">Se quiser, me conta:</text:p>
        <text:list text:style-name="L6">
          <text:list-item>
            <text:p text:style-name="P27">Você está usando React? Next? Laravel?</text:p>
          </text:list-item>
          <text:list-item>
            <text:p text:style-name="P27">Quer simular dentro de um dashboard?</text:p>
          </text:list-item>
          <text:list-item>
            <text:p text:style-name="P27">Ou quer criar um preview tipo “editor + celular do lado”?</text:p>
          </text:list-item>
        </text:list>
        <text:p text:style-name="P28">Posso te passar uma solução mais específica. 🚀</text:p>
        <text:p text:style-name="P4"><draw:frame draw:style-name="fr1" draw:name="Frame5" text:anchor-type="char" svg:width="0.0161in" draw:z-index="4"><draw:text-box fo:min-height="0.0161in"><text:h text:style-name="P5" text:outline-level="5">You said:</text:h></draw:text-box></draw:frame><draw:frame draw:style-name="fr1" draw:name="Frame4" text:anchor-type="char" svg:width="0.0161in" draw:z-index="3"><draw:text-box fo:min-height="0.0161in"><text:p text:style-name="P8"><text:line-break/></text:p></draw:text-box></draw:frame>eu me refiro tipo no edge vc ve msm o telefone tipo fisico </text:p>
        <text:p text:style-name="P6"><draw:frame draw:style-name="fr1" draw:name="Frame7" text:anchor-type="char" svg:width="0.0161in" draw:z-index="6"><draw:text-box fo:min-height="0.0161in"><text:h text:style-name="P7" text:outline-level="6">ChatGPT said:</text:h></draw:text-box></draw:frame><draw:frame draw:style-name="fr1" draw:name="Frame6" text:anchor-type="char" svg:width="0.0161in" draw:z-index="5"><draw:text-box fo:min-height="0.0161in"><text:p text:style-name="P8"><text:line-break/></text:p></draw:text-box></draw:frame><text:span text:style-name="T1">Ahhh, entendi 👌<text:line-break/>Você quer aquela visualização tipo </text:span><text:span text:style-name="Strong_20_Emphasis"><text:span text:style-name="T3">mockup físico do celular</text:span></text:span><text:span text:style-name="T1">, igual aparece no modo dispositivo do </text:span><text:span text:style-name="Strong_20_Emphasis"><text:span text:style-name="T20">Microsoft Edge</text:span></text:span><text:span text:style-name="T1">, onde aparece literalmente o formato do telefone na tela.</text:span></text:p>
        <text:p text:style-name="P6"><text:span text:style-name="T1">No </text:span><text:span text:style-name="Strong_20_Emphasis"><text:span text:style-name="T20">Google Chrome</text:span></text:span><text:span text:style-name="T1"> também dá pra fazer exatamente isso.</text:span></text:p>
        <text:p text:style-name="P9"/>
        <text:h text:style-name="P10" text:outline-level="2"><text:soft-page-break/>✅ <text:span text:style-name="T4">Como mostrar o “celular físico” no Edge</text:span></text:h>
        <text:list text:style-name="L7">
          <text:list-item>
            <text:p text:style-name="P29">Abra o site.</text:p>
          </text:list-item>
          <text:list-item>
            <text:p text:style-name="P30"><text:span text:style-name="T1">Pressione </text:span><text:span text:style-name="Strong_20_Emphasis"><text:span text:style-name="T3">F12</text:span></text:span><text:span text:style-name="T1">.</text:span></text:p>
          </text:list-item>
          <text:list-item>
            <text:p text:style-name="P30"><text:span text:style-name="T1">Clique no ícone 📱 (Device Toolbar) ou </text:span><text:span text:style-name="Source_20_Text"><text:span text:style-name="T7">Ctrl + Shift + M</text:span></text:span><text:span text:style-name="T1">.</text:span></text:p>
          </text:list-item>
          <text:list-item>
            <text:p text:style-name="P29">No topo, escolha um dispositivo (ex: iPhone, Galaxy).</text:p>
          </text:list-item>
          <text:list-item>
            <text:p text:style-name="P30"><text:span text:style-name="T1">Clique nos </text:span><text:span text:style-name="Strong_20_Emphasis"><text:span text:style-name="T3">3 pontinhos</text:span></text:span><text:span text:style-name="T1"> da toolbar.</text:span></text:p>
          </text:list-item>
          <text:list-item>
            <text:p text:style-name="P29">Ative:</text:p>
          </text:list-item>
        </text:list>
        <text:p text:style-name="P31"><text:span text:style-name="T21">✔ </text:span><text:span text:style-name="Strong_20_Emphasis"><text:span text:style-name="T22">Show device frame</text:span></text:span><text:span text:style-name="T22"> (Mostrar moldura do dispositivo)</text:span></text:p>
        <text:p text:style-name="P14">Isso faz aparecer o aparelho “real” com borda, notch, etc.</text:p>
        <text:p text:style-name="P32">⚠️ <text:span text:style-name="T23">Observação:<text:line-break/>A moldura só aparece se o device selecionado tiver frame disponível.</text:span></text:p>
        <text:p text:style-name="P9"/>
        <text:h text:style-name="P10" text:outline-level="2">✅ <text:span text:style-name="T4">No Chrome é igual</text:span></text:h>
        <text:list text:style-name="L8">
          <text:list-item>
            <text:p text:style-name="P33">F12</text:p>
          </text:list-item>
          <text:list-item>
            <text:p text:style-name="P33">Toggle Device Toolbar</text:p>
          </text:list-item>
          <text:list-item>
            <text:p text:style-name="P33">Escolha um device</text:p>
          </text:list-item>
          <text:list-item>
            <text:p text:style-name="P33">Clique nos 3 pontos</text:p>
          </text:list-item>
          <text:list-item>
            <text:p text:style-name="P34"><text:span text:style-name="T1">Ative </text:span><text:span text:style-name="Strong_20_Emphasis"><text:span text:style-name="T3">Show device frame</text:span></text:span></text:p>
          </text:list-item>
        </text:list>
        <text:p text:style-name="P9"/>
        <text:h text:style-name="P10" text:outline-level="2">🔎 <text:span text:style-name="T4">Se a moldura não aparecer</text:span></text:h>
        <text:p text:style-name="P14">Pode ser porque:</text:p>
        <text:list text:style-name="L9">
          <text:list-item>
            <text:p text:style-name="P35">O device escolhido não tem frame disponível.</text:p>
          </text:list-item>
          <text:list-item>
            <text:p text:style-name="P35">A opção está desativada.</text:p>
          </text:list-item>
          <text:list-item>
            <text:p text:style-name="P35">Você está usando “Responsive” em vez de um modelo específico.</text:p>
          </text:list-item>
        </text:list>
        <text:p text:style-name="P14"><text:soft-page-break/>Tente selecionar, por exemplo:</text:p>
        <text:list text:style-name="L10">
          <text:list-item>
            <text:p text:style-name="P36">iPhone 14</text:p>
          </text:list-item>
          <text:list-item>
            <text:p text:style-name="P36">Pixel 7</text:p>
          </text:list-item>
          <text:list-item>
            <text:p text:style-name="P36">Galaxy S20</text:p>
          </text:list-item>
        </text:list>
        <text:p text:style-name="P9"/>
        <text:h text:style-name="P10" text:outline-level="2">🚀 <text:span text:style-name="T4">Quer algo mais avançado?</text:span></text:h>
        <text:p text:style-name="P14">Se você quer:</text:p>
        <text:list text:style-name="L11">
          <text:list-item>
            <text:p text:style-name="P37">Sempre abrir seu projeto já com mockup</text:p>
          </text:list-item>
          <text:list-item>
            <text:p text:style-name="P37">Criar preview tipo editor + celular</text:p>
          </text:list-item>
          <text:list-item>
            <text:p text:style-name="P37">Ou usar moldura customizada</text:p>
          </text:list-item>
        </text:list>
        <text:p text:style-name="P14">Dá pra fazer com CSS ou até apps como:</text:p>
        <text:list text:style-name="L12">
          <text:list-item>
            <text:p text:style-name="P38">Responsively App</text:p>
          </text:list-item>
          <text:list-item>
            <text:p text:style-name="P38">Figma preview</text:p>
          </text:list-item>
        </text:list>
        <text:p text:style-name="P28">Se me disser seu fluxo (React? Next? Laravel? só HTML?), eu te digo a melhor forma 👌</text:p>
        <text:p text:style-name="P4"><draw:frame draw:style-name="fr1" draw:name="Frame9" text:anchor-type="char" svg:width="0.0161in" draw:z-index="8"><draw:text-box fo:min-height="0.0161in"><text:h text:style-name="P5" text:outline-level="5">You said:</text:h></draw:text-box></draw:frame><draw:frame draw:style-name="fr1" draw:name="Frame8" text:anchor-type="char" svg:width="0.0161in" draw:z-index="7"><draw:text-box fo:min-height="0.0161in"><text:p text:style-name="P8"><text:line-break/></text:p></draw:text-box></draw:frame>como fazer a veriicacao automatica do numero de verificacao tipo o whatsapp ou o muticaixa expres de angola quando o chip esta no phone q qrer logar</text:p>
        <text:p text:style-name="P6"><draw:frame draw:style-name="fr1" draw:name="Frame11" text:anchor-type="char" svg:width="0.0161in" draw:z-index="10"><draw:text-box fo:min-height="0.0161in"><text:h text:style-name="P7" text:outline-level="6">ChatGPT said:</text:h></draw:text-box></draw:frame><draw:frame draw:style-name="fr1" draw:name="Frame10" text:anchor-type="char" svg:width="0.0161in" draw:z-index="9"><draw:text-box fo:min-height="0.0161in"><text:p text:style-name="P8"><text:line-break/></text:p></draw:text-box></draw:frame><text:span text:style-name="T1">Boa pergunta 👌<text:line-break/>Você quer fazer </text:span><text:span text:style-name="Strong_20_Emphasis"><text:span text:style-name="T3">verificação automática por SMS</text:span></text:span><text:span text:style-name="T1">, igual:</text:span></text:p>
        <text:list text:style-name="L13">
          <text:list-item>
            <text:p text:style-name="P39">WhatsApp</text:p>
          </text:list-item>
          <text:list-item>
            <text:p text:style-name="P39">Multicaixa Express</text:p>
          </text:list-item>
        </text:list>
        <text:p text:style-name="P14">Ou seja: o usuário coloca o número → recebe SMS → o código é detectado automaticamente → login acontece sem digitar manualmente.</text:p>
        <text:p text:style-name="P40">Isso é possível, mas depende da plataforma.</text:p>
        <text:p text:style-name="P9"/>
        <text:h text:style-name="P41" text:outline-level="1"><text:soft-page-break/>📱 <text:span text:style-name="T24">COMO FUNCIONA A VERIFICAÇÃO AUTOMÁTICA</text:span></text:h>
        <text:p text:style-name="P6"><text:span text:style-name="T1">Existem </text:span><text:span text:style-name="Strong_20_Emphasis"><text:span text:style-name="T3">3 formas principais</text:span></text:span><text:span text:style-name="T1">:</text:span></text:p>
        <text:p text:style-name="P9"/>
        <text:h text:style-name="P41" text:outline-level="1">✅ <text:span text:style-name="T24">1️⃣ Android – SMS Retriever API (automático mesmo)</text:span></text:h>
        <text:p text:style-name="P6"><text:span text:style-name="T1">No Android dá pra capturar o SMS </text:span><text:span text:style-name="Strong_20_Emphasis"><text:span text:style-name="T3">sem pedir permissão de leitura de SMS</text:span></text:span><text:span text:style-name="T1"> usando:</text:span></text:p>
        <text:h text:style-name="P42" text:outline-level="3">👉 <text:span text:style-name="T25">SMS Retriever API (Google)</text:span></text:h>
        <text:p text:style-name="P14">Ela:</text:p>
        <text:list text:style-name="L14">
          <text:list-item>
            <text:p text:style-name="P43">Escuta SMS por 5 minutos</text:p>
          </text:list-item>
          <text:list-item>
            <text:p text:style-name="P43">Só captura SMS que tenham um hash específico do seu app</text:p>
          </text:list-item>
          <text:list-item>
            <text:p text:style-name="P43">O usuário NÃO precisa digitar o código</text:p>
          </text:list-item>
        </text:list>
        <text:h text:style-name="P42" text:outline-level="3">🔹 <text:span text:style-name="T25">Fluxo:</text:span></text:h>
        <text:list text:style-name="L15">
          <text:list-item>
            <text:p text:style-name="P44">Usuário coloca número</text:p>
          </text:list-item>
          <text:list-item>
            <text:p text:style-name="P44">Backend envia SMS com código</text:p>
          </text:list-item>
          <text:list-item>
            <text:p text:style-name="P44">SMS vem assim:</text:p>
          </text:list-item>
        </text:list>
        <text:section text:style-name="Sect2" text:name="Section2">
          <text:p text:style-name="P45"><text:bookmark text:name="code-block-viewer Copy 1"/>Seu código é: 123456</text:p>
          <text:p text:style-name="P20">FA+9qCX9VSu</text:p>
        </text:section>
        <text:p text:style-name="P22">(esse hash identifica seu app)</text:p>
        <text:list text:style-name="L16">
          <text:list-item>
            <text:p text:style-name="P46">O app captura automaticamente</text:p>
          </text:list-item>
          <text:list-item>
            <text:p text:style-name="P46">Preenche o campo sozinho</text:p>
          </text:list-item>
        </text:list>
        <text:p text:style-name="P9"/>
        <text:h text:style-name="P41" text:outline-level="1">✅ <text:span text:style-name="T24">2️⃣ Web (Site no navegador)</text:span></text:h>
        <text:p text:style-name="P14">No navegador moderno (Chrome Android) existe:</text:p>
        <text:h text:style-name="P42" text:outline-level="3"><text:soft-page-break/>👉 <text:span text:style-name="T25">Web OTP API</text:span></text:h>
        <text:p text:style-name="P14">Funciona assim:</text:p>
        <text:section text:style-name="Sect2" text:name="Section3">
          <text:p text:style-name="P16"><text:bookmark text:name="code-block-viewer Copy 2"/><text:span text:style-name="T10">if</text:span><text:span text:style-name="T5"> (</text:span><text:span text:style-name="T11">'OTPCredential'</text:span><text:span text:style-name="T5"> </text:span><text:span text:style-name="T10">in</text:span><text:span text:style-name="T5"> </text:span><text:span text:style-name="T26">window</text:span><text:span text:style-name="T5">) {</text:span></text:p>
          <text:p text:style-name="P17"><text:span text:style-name="T5"><text:s text:c="2"/></text:span><text:span text:style-name="T27">navigator</text:span><text:span text:style-name="T15">.</text:span><text:span text:style-name="T13">credentials</text:span><text:span text:style-name="T15">.</text:span><text:span text:style-name="T13">get({</text:span></text:p>
          <text:p text:style-name="P17"><text:span text:style-name="T5"><text:s text:c="4"/></text:span><text:span text:style-name="T13">otp: { transport: [</text:span><text:span text:style-name="T16">'sms'</text:span><text:span text:style-name="T13">] }</text:span></text:p>
          <text:p text:style-name="P17"><text:span text:style-name="T5"><text:s text:c="2"/></text:span><text:span text:style-name="T13">})</text:span><text:span text:style-name="T15">.</text:span><text:span text:style-name="T13">then(</text:span><text:span text:style-name="T27">otp</text:span><text:span text:style-name="T13"> =&gt; {</text:span></text:p>
          <text:p text:style-name="P17"><text:span text:style-name="T5"><text:s text:c="4"/></text:span><text:span text:style-name="T27">document</text:span><text:span text:style-name="T15">.</text:span><text:span text:style-name="T13">querySelector(</text:span><text:span text:style-name="T16">'#code'</text:span><text:span text:style-name="T13">)</text:span><text:span text:style-name="T15">.</text:span><text:span text:style-name="T13">value </text:span><text:span text:style-name="T15">=</text:span><text:span text:style-name="T13"> </text:span><text:span text:style-name="T27">otp</text:span><text:span text:style-name="T15">.</text:span><text:span text:style-name="T13">code;</text:span></text:p>
          <text:p text:style-name="P47"><text:s text:c="2"/><text:span text:style-name="T28">});</text:span></text:p>
          <text:p text:style-name="P20">}</text:p>
        </text:section>
        <text:p text:style-name="P22">Mas o SMS precisa vir nesse formato:</text:p>
        <text:section text:style-name="Sect2" text:name="Section4">
          <text:p text:style-name="P45"><text:bookmark text:name="code-block-viewer Copy 3"/>Seu código é: 123456</text:p>
          <text:p text:style-name="P20">@seudominio.com #123456</text:p>
        </text:section>
        <text:p text:style-name="P22">⚠️ Funciona principalmente no Chrome Android.</text:p>
        <text:p text:style-name="P9"/>
        <text:h text:style-name="P41" text:outline-level="1">✅ <text:span text:style-name="T24">3️⃣ iPhone (iOS)</text:span></text:h>
        <text:p text:style-name="P14">No iOS NÃO é 100% automático.</text:p>
        <text:p text:style-name="P40">Ele:</text:p>
        <text:list text:style-name="L17">
          <text:list-item>
            <text:p text:style-name="P48">Detecta código no SMS</text:p>
          </text:list-item>
          <text:list-item>
            <text:p text:style-name="P48">Mostra sugestão acima do teclado</text:p>
          </text:list-item>
          <text:list-item>
            <text:p text:style-name="P48">Usuário só toca para preencher</text:p>
          </text:list-item>
        </text:list>
        <text:p text:style-name="P14">Isso já acontece automaticamente se o SMS tiver 6 dígitos padrão.</text:p>
        <text:p text:style-name="P9"/>
        <text:h text:style-name="P41" text:outline-level="1">🔐 <text:span text:style-name="T24">PARTE MAIS IMPORTANTE (BACKEND)</text:span></text:h>
        <text:p text:style-name="P14">Você precisa:</text:p>
        <text:list text:style-name="L18">
          <text:list-item>
            <text:p text:style-name="P49">Gerar código aleatório (6 dígitos)</text:p>
          </text:list-item>
          <text:list-item>
            <text:p text:style-name="P49">Salvar no banco com expiração (ex: 5 min)</text:p>
          </text:list-item>
          <text:list-item>
            <text:p text:style-name="P49"><text:soft-page-break/>Enviar via SMS usando:</text:p>
            <text:list>
              <text:list-item>
                <text:p text:style-name="P49">Twilio</text:p>
              </text:list-item>
              <text:list-item>
                <text:p text:style-name="P49">Africa’s Talking</text:p>
              </text:list-item>
              <text:list-item>
                <text:p text:style-name="P49">Nexmo (Vonage)</text:p>
              </text:list-item>
              <text:list-item>
                <text:p text:style-name="P49">Provedores locais em Angola</text:p>
              </text:list-item>
            </text:list>
          </text:list-item>
          <text:list-item>
            <text:p text:style-name="P49">Validar quando o usuário enviar o código</text:p>
          </text:list-item>
        </text:list>
        <text:p text:style-name="P9"/>
        <text:h text:style-name="P41" text:outline-level="1">🏗️ <text:span text:style-name="T24">Exemplo básico (Node.js backend)</text:span></text:h>
        <text:section text:style-name="Sect2" text:name="Section5">
          <text:p text:style-name="P16"><text:bookmark text:name="code-block-viewer Copy 4"/><text:span text:style-name="T10">const</text:span><text:span text:style-name="T5"> </text:span><text:span text:style-name="T26">code</text:span><text:span text:style-name="T5"> </text:span><text:span text:style-name="T10">=</text:span><text:span text:style-name="T5"> </text:span><text:span text:style-name="T26">Math</text:span><text:span text:style-name="T10">.</text:span><text:span text:style-name="T5">floor(</text:span><text:span text:style-name="T17">100000</text:span><text:span text:style-name="T5"> </text:span><text:span text:style-name="T10">+</text:span><text:span text:style-name="T5"> </text:span><text:span text:style-name="T26">Math</text:span><text:span text:style-name="T10">.</text:span><text:span text:style-name="T5">random() </text:span><text:span text:style-name="T10">*</text:span><text:span text:style-name="T5"> </text:span><text:span text:style-name="T17">900000</text:span><text:span text:style-name="T5">);</text:span></text:p>
        </text:section>
        <text:p text:style-name="P22">Salvar no banco:</text:p>
        <text:section text:style-name="Sect2" text:name="Section6">
          <text:p text:style-name="P45"><text:bookmark text:name="code-block-viewer Copy 5"/>phone: +2449xxxxxxx</text:p>
          <text:p text:style-name="P20">code: 123456</text:p>
          <text:p text:style-name="P20">expires_at: 5 minutos</text:p>
        </text:section>
        <text:p text:style-name="P9"/>
        <text:h text:style-name="P41" text:outline-level="1">⚠️ <text:span text:style-name="T24">Segurança (Muito Importante)</text:span></text:h>
        <text:p text:style-name="P14">Apps como WhatsApp fazem mais coisas:</text:p>
        <text:list text:style-name="L19">
          <text:list-item>
            <text:p text:style-name="P50">Rate limit (evitar spam)</text:p>
          </text:list-item>
          <text:list-item>
            <text:p text:style-name="P50">Bloqueio por tentativas erradas</text:p>
          </text:list-item>
          <text:list-item>
            <text:p text:style-name="P50">Device fingerprint</text:p>
          </text:list-item>
          <text:list-item>
            <text:p text:style-name="P50">Anti-bot</text:p>
          </text:list-item>
          <text:list-item>
            <text:p text:style-name="P50">Verificação de IP</text:p>
          </text:list-item>
          <text:list-item>
            <text:p text:style-name="P50">ReCAPTCHA invisível</text:p>
          </text:list-item>
        </text:list>
        <text:p text:style-name="P9"/>
        <text:h text:style-name="P41" text:outline-level="1">💡 <text:span text:style-name="T24">Importante sobre Angola</text:span></text:h>
        <text:p text:style-name="P14">Se for usar em Angola:</text:p>
        <text:list text:style-name="L20">
          <text:list-item>
            <text:p text:style-name="P51"><text:soft-page-break/>Verifique operadoras (Unitel / Movicel)</text:p>
          </text:list-item>
          <text:list-item>
            <text:p text:style-name="P51">Nem todos gateways internacionais entregam SMS bem</text:p>
          </text:list-item>
          <text:list-item>
            <text:p text:style-name="P51">Pode precisar provedor local</text:p>
          </text:list-item>
        </text:list>
        <text:p text:style-name="P9"/>
        <text:h text:style-name="P41" text:outline-level="1">🎯 <text:span text:style-name="T24">Me diz uma coisa:</text:span></text:h>
        <text:p text:style-name="P14">Você está fazendo:</text:p>
        <text:list text:style-name="L21">
          <text:list-item>
            <text:p text:style-name="P52">App Android nativo?</text:p>
          </text:list-item>
          <text:list-item>
            <text:p text:style-name="P52">Flutter?</text:p>
          </text:list-item>
          <text:list-item>
            <text:p text:style-name="P52">React Native?</text:p>
          </text:list-item>
          <text:list-item>
            <text:p text:style-name="P52">Site normal?</text:p>
          </text:list-item>
          <text:list-item>
            <text:p text:style-name="P52">Backend em quê? (Node? PHP? Laravel?)</text:p>
          </text:list-item>
        </text:list>
        <text:p text:style-name="P28">Posso te passar o passo a passo exato para o seu caso.</text:p>
        <text:p text:style-name="P4"><draw:frame draw:style-name="fr1" draw:name="Frame13" text:anchor-type="char" svg:width="0.0161in" draw:z-index="12"><draw:text-box fo:min-height="0.0161in"><text:h text:style-name="P5" text:outline-level="5">You said:</text:h></draw:text-box></draw:frame><draw:frame draw:style-name="fr1" draw:name="Frame12" text:anchor-type="char" svg:width="0.0161in" draw:z-index="11"><draw:text-box fo:min-height="0.0161in"><text:p text:style-name="P8"><text:line-break/></text:p></draw:text-box></draw:frame>me crie um manual para eu aplicar essa funcionalidad um paso a passo tipo documentacao para eu copiar e colar e estudar depois tanto na web tanto num app feito no react native com expo</text:p>
        <text:p text:style-name="P6"><draw:frame draw:style-name="fr1" draw:name="Frame15" text:anchor-type="char" svg:width="0.0161in" draw:z-index="14"><draw:text-box fo:min-height="0.0161in"><text:h text:style-name="P7" text:outline-level="6">ChatGPT said:</text:h></draw:text-box></draw:frame><draw:frame draw:style-name="fr1" draw:name="Frame14" text:anchor-type="char" svg:width="0.0161in" draw:z-index="13"><draw:text-box fo:min-height="0.0161in"><text:p text:style-name="P8"><text:line-break/></text:p></draw:text-box></draw:frame><text:span text:style-name="T1">Perfeito 👌<text:line-break/>Vou montar um </text:span><text:span text:style-name="Strong_20_Emphasis"><text:span text:style-name="T3">manual técnico passo a passo</text:span></text:span><text:span text:style-name="T1">, estilo documentação, para você estudar e implementar depois.</text:span></text:p>
        <text:p text:style-name="P40">Vou dividir em:</text:p>
        <text:list text:style-name="L22">
          <text:list-item>
            <text:p text:style-name="P53">📦 <text:span text:style-name="T23">Arquitetura geral</text:span></text:p>
          </text:list-item>
          <text:list-item>
            <text:p text:style-name="P53">🌍 <text:span text:style-name="T23">Implementação WEB (Web OTP API)</text:span></text:p>
          </text:list-item>
          <text:list-item>
            <text:p text:style-name="P53">📱 <text:span text:style-name="T23">Implementação React Native + Expo</text:span></text:p>
          </text:list-item>
          <text:list-item>
            <text:p text:style-name="P53">🔐 <text:span text:style-name="T23">Backend (Node.js exemplo)</text:span></text:p>
          </text:list-item>
          <text:list-item>
            <text:p text:style-name="P53">🛡️ <text:span text:style-name="T23">Segurança obrigatória</text:span></text:p>
          </text:list-item>
          <text:list-item>
            <text:p text:style-name="P53">📡 <text:span text:style-name="T23">Envio de SMS (provedores)</text:span></text:p>
          </text:list-item>
        </text:list>
        <text:p text:style-name="P9"><text:soft-page-break/></text:p>
        <text:h text:style-name="P41" text:outline-level="1">📘 <text:span text:style-name="T24">MANUAL – Verificação Automática por SMS (OTP)</text:span></text:h>
        <text:p text:style-name="P14">Estilo: WhatsApp / Multicaixa Express<text:line-break/>Objetivo: Login com código SMS detectado automaticamente</text:p>
        <text:p text:style-name="P9"/>
        <text:h text:style-name="P54" text:outline-level="1">1️⃣ ARQUITETURA GERAL</text:h>
        <text:h text:style-name="P55" text:outline-level="2">Fluxo completo</text:h>
        <text:section text:style-name="Sect2" text:name="Section7">
          <text:p text:style-name="P45"><text:bookmark text:name="code-block-viewer Copy 6"/>[Usuário digita telefone]</text:p>
          <text:p text:style-name="P47"><text:s text:c="8"/>↓</text:p>
          <text:p text:style-name="P20">[Backend gera código OTP]</text:p>
          <text:p text:style-name="P47"><text:s text:c="8"/>↓</text:p>
          <text:p text:style-name="P20">[Backend envia SMS]</text:p>
          <text:p text:style-name="P47"><text:s text:c="8"/>↓</text:p>
          <text:p text:style-name="P20">[App/Web captura código automaticamente]</text:p>
          <text:p text:style-name="P47"><text:s text:c="8"/>↓</text:p>
          <text:p text:style-name="P20">[App envia código ao backend]</text:p>
          <text:p text:style-name="P47"><text:s text:c="8"/>↓</text:p>
          <text:p text:style-name="P20">[Backend valida e autentica]</text:p>
        </text:section>
        <text:p text:style-name="P9"/>
        <text:h text:style-name="P54" text:outline-level="1">2️⃣ BACKEND (BASE DO SISTEMA)</text:h>
        <text:p text:style-name="P14">Stack exemplo: Node.js + Express</text:p>
        <text:p text:style-name="P9"/>
        <text:h text:style-name="P10" text:outline-level="2">📌 <text:span text:style-name="T4">PASSO 1 – Instalar dependências</text:span></text:h>
        <text:section text:style-name="Sect2" text:name="Section8">
          <text:p text:style-name="P16"><text:bookmark text:name="code-block-viewer Copy 7"/><text:span text:style-name="T17">npm</text:span><text:span text:style-name="T5"> init </text:span><text:span text:style-name="T9">-y</text:span></text:p>
          <text:p text:style-name="P21"><text:span text:style-name="T17">npm</text:span><text:span text:style-name="T5"> install express cors dotenv jsonwebtoken</text:span></text:p>
        </text:section>
        <text:p text:style-name="P9"/>
        <text:h text:style-name="P10" text:outline-level="2">📌 <text:span text:style-name="T4">PASSO 2 – Criar servidor</text:span></text:h>
        <text:section text:style-name="Sect2" text:name="Section9">
          <text:p text:style-name="P56"><text:bookmark text:name="code-block-viewer Copy 8"/>// server.js</text:p>
          <text:p text:style-name="P21"><text:span text:style-name="T26">require</text:span><text:span text:style-name="T5">(</text:span><text:span text:style-name="T11">"dotenv"</text:span><text:span text:style-name="T5">)</text:span><text:span text:style-name="T10">.</text:span><text:span text:style-name="T5">config();</text:span></text:p>
          <text:p text:style-name="P21"><text:span text:style-name="T10">const</text:span><text:span text:style-name="T5"> </text:span><text:span text:style-name="T26">express</text:span><text:span text:style-name="T5"> </text:span><text:span text:style-name="T10">=</text:span><text:span text:style-name="T5"> </text:span><text:span text:style-name="T26">require</text:span><text:span text:style-name="T5">(</text:span><text:span text:style-name="T11">"express"</text:span><text:span text:style-name="T5">);</text:span></text:p>
          <text:p text:style-name="P21"><text:soft-page-break/><text:span text:style-name="T10">const</text:span><text:span text:style-name="T5"> </text:span><text:span text:style-name="T26">cors</text:span><text:span text:style-name="T5"> </text:span><text:span text:style-name="T10">=</text:span><text:span text:style-name="T5"> </text:span><text:span text:style-name="T26">require</text:span><text:span text:style-name="T5">(</text:span><text:span text:style-name="T11">"cors"</text:span><text:span text:style-name="T5">);</text:span></text:p>
          <text:p text:style-name="P21"><text:span text:style-name="T10">const</text:span><text:span text:style-name="T5"> </text:span><text:span text:style-name="T26">app</text:span><text:span text:style-name="T5"> </text:span><text:span text:style-name="T10">=</text:span><text:span text:style-name="T5"> </text:span><text:span text:style-name="T26">express</text:span><text:span text:style-name="T5">();</text:span></text:p>
          <text:p text:style-name="P21"><text:span text:style-name="T26">app</text:span><text:span text:style-name="T10">.</text:span><text:span text:style-name="T5">use(</text:span><text:span text:style-name="T26">cors</text:span><text:span text:style-name="T5">());</text:span></text:p>
          <text:p text:style-name="P21"><text:span text:style-name="T26">app</text:span><text:span text:style-name="T10">.</text:span><text:span text:style-name="T5">use(</text:span><text:span text:style-name="T26">express</text:span><text:span text:style-name="T10">.</text:span><text:span text:style-name="T5">json());</text:span></text:p>
          <text:p text:style-name="P21"><text:span text:style-name="T10">const</text:span><text:span text:style-name="T5"> </text:span><text:span text:style-name="T26">otps</text:span><text:span text:style-name="T5"> </text:span><text:span text:style-name="T10">=</text:span><text:span text:style-name="T5"> </text:span><text:span text:style-name="T10">new</text:span><text:span text:style-name="T5"> </text:span><text:span text:style-name="T26">Map</text:span><text:span text:style-name="T5">(); </text:span><text:span text:style-name="T29">// simulação de banco</text:span></text:p>
          <text:p text:style-name="P21"><text:span text:style-name="T10">function</text:span><text:span text:style-name="T5"> </text:span><text:span text:style-name="T26">generateOTP</text:span><text:span text:style-name="T5">() {</text:span></text:p>
          <text:p text:style-name="P17"><text:span text:style-name="T5"><text:s text:c="2"/></text:span><text:span text:style-name="T15">return</text:span><text:span text:style-name="T13"> </text:span><text:span text:style-name="T27">Math</text:span><text:span text:style-name="T15">.</text:span><text:span text:style-name="T13">floor(</text:span><text:span text:style-name="T18">100000</text:span><text:span text:style-name="T13"> </text:span><text:span text:style-name="T15">+</text:span><text:span text:style-name="T13"> </text:span><text:span text:style-name="T27">Math</text:span><text:span text:style-name="T15">.</text:span><text:span text:style-name="T13">random() </text:span><text:span text:style-name="T15">*</text:span><text:span text:style-name="T13"> </text:span><text:span text:style-name="T18">900000</text:span><text:span text:style-name="T13">)</text:span><text:span text:style-name="T15">.</text:span><text:span text:style-name="T13">toString();</text:span></text:p>
          <text:p text:style-name="P20">}</text:p>
        </text:section>
        <text:p text:style-name="P9"/>
        <text:h text:style-name="P10" text:outline-level="2">📌 <text:span text:style-name="T4">PASSO 3 – Endpoint para enviar OTP</text:span></text:h>
        <text:section text:style-name="Sect2" text:name="Section10">
          <text:p text:style-name="P16"><text:bookmark text:name="code-block-viewer Copy 9"/><text:span text:style-name="T26">app</text:span><text:span text:style-name="T10">.</text:span><text:span text:style-name="T5">post(</text:span><text:span text:style-name="T11">"/send-otp"</text:span><text:span text:style-name="T5">, </text:span><text:span text:style-name="T10">async</text:span><text:span text:style-name="T5"> (</text:span><text:span text:style-name="T26">req</text:span><text:span text:style-name="T5">, </text:span><text:span text:style-name="T26">res</text:span><text:span text:style-name="T5">) =&gt; {</text:span></text:p>
          <text:p text:style-name="P17"><text:span text:style-name="T5"><text:s text:c="2"/></text:span><text:span text:style-name="T15">const</text:span><text:span text:style-name="T13"> { phone } </text:span><text:span text:style-name="T15">=</text:span><text:span text:style-name="T13"> </text:span><text:span text:style-name="T27">req</text:span><text:span text:style-name="T15">.</text:span><text:span text:style-name="T13">body;</text:span></text:p>
          <text:p text:style-name="P17"><text:span text:style-name="T5"><text:s text:c="2"/></text:span><text:span text:style-name="T15">const</text:span><text:span text:style-name="T13"> </text:span><text:span text:style-name="T27">code</text:span><text:span text:style-name="T13"> </text:span><text:span text:style-name="T15">=</text:span><text:span text:style-name="T13"> </text:span><text:span text:style-name="T27">generateOTP</text:span><text:span text:style-name="T13">();</text:span></text:p>
          <text:p text:style-name="P17"><text:span text:style-name="T5"><text:s text:c="2"/></text:span><text:span text:style-name="T27">otps</text:span><text:span text:style-name="T15">.</text:span><text:span text:style-name="T13">set(</text:span><text:span text:style-name="T27">phone</text:span><text:span text:style-name="T13">, {</text:span></text:p>
          <text:p text:style-name="P47"><text:s text:c="4"/><text:span text:style-name="T28">code,</text:span></text:p>
          <text:p text:style-name="P17"><text:span text:style-name="T5"><text:s text:c="4"/></text:span><text:span text:style-name="T13">expiresAt: </text:span><text:span text:style-name="T27">Date</text:span><text:span text:style-name="T15">.</text:span><text:span text:style-name="T13">now() </text:span><text:span text:style-name="T15">+</text:span><text:span text:style-name="T13"> </text:span><text:span text:style-name="T18">5</text:span><text:span text:style-name="T13"> </text:span><text:span text:style-name="T15">*</text:span><text:span text:style-name="T13"> </text:span><text:span text:style-name="T18">60</text:span><text:span text:style-name="T13"> </text:span><text:span text:style-name="T15">*</text:span><text:span text:style-name="T13"> </text:span><text:span text:style-name="T18">1000</text:span></text:p>
          <text:p text:style-name="P47"><text:s text:c="2"/><text:span text:style-name="T28">});</text:span></text:p>
          <text:p text:style-name="P17"><text:span text:style-name="T5"><text:s text:c="2"/></text:span><text:span text:style-name="T27">console</text:span><text:span text:style-name="T15">.</text:span><text:span text:style-name="T13">log(</text:span><text:span text:style-name="T16">`OTP para </text:span><text:span text:style-name="T13">${</text:span><text:span text:style-name="T27">phone</text:span><text:span text:style-name="T13">}</text:span><text:span text:style-name="T16">: </text:span><text:span text:style-name="T13">${</text:span><text:span text:style-name="T27">code</text:span><text:span text:style-name="T13">}</text:span><text:span text:style-name="T16">`</text:span><text:span text:style-name="T13">);</text:span></text:p>
          <text:p text:style-name="P17"><text:span text:style-name="T5"><text:s text:c="2"/></text:span><text:span text:style-name="T19">// Aqui você chama API de SMS</text:span></text:p>
          <text:p text:style-name="P17"><text:span text:style-name="T5"><text:s text:c="2"/></text:span><text:span text:style-name="T27">res</text:span><text:span text:style-name="T15">.</text:span><text:span text:style-name="T13">json({ success: </text:span><text:span text:style-name="T18">true</text:span><text:span text:style-name="T13"> });</text:span></text:p>
          <text:p text:style-name="P20">});</text:p>
        </text:section>
        <text:p text:style-name="P9"/>
        <text:h text:style-name="P10" text:outline-level="2">📌 <text:span text:style-name="T4">PASSO 4 – Endpoint para validar</text:span></text:h>
        <text:section text:style-name="Sect2" text:name="Section11">
          <text:p text:style-name="P16"><text:bookmark text:name="code-block-viewer Copy 10"/><text:span text:style-name="T26">app</text:span><text:span text:style-name="T10">.</text:span><text:span text:style-name="T5">post(</text:span><text:span text:style-name="T11">"/verify-otp"</text:span><text:span text:style-name="T5">, (</text:span><text:span text:style-name="T26">req</text:span><text:span text:style-name="T5">, </text:span><text:span text:style-name="T26">res</text:span><text:span text:style-name="T5">) =&gt; {</text:span></text:p>
          <text:p text:style-name="P17"><text:span text:style-name="T5"><text:s text:c="2"/></text:span><text:span text:style-name="T15">const</text:span><text:span text:style-name="T13"> { phone, code } </text:span><text:span text:style-name="T15">=</text:span><text:span text:style-name="T13"> </text:span><text:span text:style-name="T27">req</text:span><text:span text:style-name="T15">.</text:span><text:span text:style-name="T13">body;</text:span></text:p>
          <text:p text:style-name="P17"><text:span text:style-name="T5"><text:s text:c="2"/></text:span><text:span text:style-name="T15">const</text:span><text:span text:style-name="T13"> </text:span><text:span text:style-name="T27">data</text:span><text:span text:style-name="T13"> </text:span><text:span text:style-name="T15">=</text:span><text:span text:style-name="T13"> </text:span><text:span text:style-name="T27">otps</text:span><text:span text:style-name="T15">.</text:span><text:span text:style-name="T13">get(</text:span><text:span text:style-name="T27">phone</text:span><text:span text:style-name="T13">);</text:span></text:p>
          <text:p text:style-name="P17"><text:span text:style-name="T5"><text:s text:c="2"/></text:span><text:span text:style-name="T15">if</text:span><text:span text:style-name="T13"> (</text:span><text:span text:style-name="T15">!</text:span><text:span text:style-name="T27">data</text:span><text:span text:style-name="T13">) </text:span><text:span text:style-name="T15">return</text:span><text:span text:style-name="T13"> </text:span><text:span text:style-name="T27">res</text:span><text:span text:style-name="T15">.</text:span><text:span text:style-name="T13">status(</text:span><text:span text:style-name="T18">400</text:span><text:span text:style-name="T13">)</text:span><text:span text:style-name="T15">.</text:span><text:span text:style-name="T13">json({ error: </text:span><text:span text:style-name="T16">"OTP não encontrado"</text:span><text:span text:style-name="T13"> });</text:span></text:p>
          <text:p text:style-name="P17"><text:span text:style-name="T5"><text:s text:c="2"/></text:span><text:span text:style-name="T15">if</text:span><text:span text:style-name="T13"> (</text:span><text:span text:style-name="T27">Date</text:span><text:span text:style-name="T15">.</text:span><text:span text:style-name="T13">now() </text:span><text:span text:style-name="T15">&gt;</text:span><text:span text:style-name="T13"> </text:span><text:span text:style-name="T27">data</text:span><text:span text:style-name="T15">.</text:span><text:span text:style-name="T13">expiresAt)</text:span></text:p>
          <text:p text:style-name="P17"><text:span text:style-name="T5"><text:s text:c="4"/></text:span><text:span text:style-name="T15">return</text:span><text:span text:style-name="T13"> </text:span><text:span text:style-name="T27">res</text:span><text:span text:style-name="T15">.</text:span><text:span text:style-name="T13">status(</text:span><text:span text:style-name="T18">400</text:span><text:span text:style-name="T13">)</text:span><text:span text:style-name="T15">.</text:span><text:span text:style-name="T13">json({ error: </text:span><text:span text:style-name="T16">"OTP expirado"</text:span><text:span text:style-name="T13"> });</text:span></text:p>
          <text:p text:style-name="P17"><text:span text:style-name="T5"><text:s text:c="2"/></text:span><text:span text:style-name="T15">if</text:span><text:span text:style-name="T13"> (</text:span><text:span text:style-name="T27">data</text:span><text:span text:style-name="T15">.</text:span><text:span text:style-name="T13">code </text:span><text:span text:style-name="T15">!==</text:span><text:span text:style-name="T13"> </text:span><text:span text:style-name="T27">code</text:span><text:span text:style-name="T13">)</text:span></text:p>
          <text:p text:style-name="P17"><text:span text:style-name="T5"><text:s text:c="4"/></text:span><text:span text:style-name="T15">return</text:span><text:span text:style-name="T13"> </text:span><text:span text:style-name="T27">res</text:span><text:span text:style-name="T15">.</text:span><text:span text:style-name="T13">status(</text:span><text:span text:style-name="T18">400</text:span><text:span text:style-name="T13">)</text:span><text:span text:style-name="T15">.</text:span><text:span text:style-name="T13">json({ error: </text:span><text:span text:style-name="T16">"Código inválido"</text:span><text:span text:style-name="T13"> });</text:span></text:p>
          <text:p text:style-name="P17"><text:span text:style-name="T5"><text:s text:c="2"/></text:span><text:span text:style-name="T27">res</text:span><text:span text:style-name="T15">.</text:span><text:span text:style-name="T13">json({ success: </text:span><text:span text:style-name="T18">true</text:span><text:span text:style-name="T13"> });</text:span></text:p>
          <text:p text:style-name="P20">});</text:p>
          <text:p text:style-name="P21"><text:span text:style-name="T26">app</text:span><text:span text:style-name="T10">.</text:span><text:span text:style-name="T5">listen(</text:span><text:span text:style-name="T17">3000</text:span><text:span text:style-name="T5">, () =&gt; </text:span><text:span text:style-name="T26">console</text:span><text:span text:style-name="T10">.</text:span><text:span text:style-name="T5">log(</text:span><text:span text:style-name="T11">"Servidor rodando"</text:span><text:span text:style-name="T5">));</text:span></text:p>
        </text:section>
        <text:p text:style-name="P9"/>
        <text:h text:style-name="P54" text:outline-level="1"><text:soft-page-break/>3️⃣ IMPLEMENTAÇÃO WEB (Web OTP API)</text:h>
        <text:p text:style-name="P14">Funciona melhor no Chrome Android.</text:p>
        <text:p text:style-name="P9"/>
        <text:h text:style-name="P10" text:outline-level="2">📌 <text:span text:style-name="T4">PASSO 1 – Input HTML</text:span></text:h>
        <text:section text:style-name="Sect2" text:name="Section12">
          <text:p text:style-name="P16"><text:bookmark text:name="code-block-viewer Copy 11"/><text:span text:style-name="T8">&lt;input</text:span><text:span text:style-name="T5"> </text:span><text:span text:style-name="T9">type</text:span><text:span text:style-name="T10">=</text:span><text:span text:style-name="T11">"text"</text:span><text:span text:style-name="T5"> </text:span><text:span text:style-name="T9">id</text:span><text:span text:style-name="T10">=</text:span><text:span text:style-name="T11">"otp"</text:span><text:span text:style-name="T5"> </text:span><text:span text:style-name="T9">placeholder</text:span><text:span text:style-name="T10">=</text:span><text:span text:style-name="T11">"Digite o código"</text:span><text:span text:style-name="T5"> </text:span><text:span text:style-name="T8">/&gt;</text:span></text:p>
        </text:section>
        <text:p text:style-name="P9"/>
        <text:h text:style-name="P10" text:outline-level="2">📌 <text:span text:style-name="T4">PASSO 2 – Captura automática</text:span></text:h>
        <text:section text:style-name="Sect2" text:name="Section13">
          <text:p text:style-name="P16"><text:bookmark text:name="code-block-viewer Copy 12"/><text:span text:style-name="T10">if</text:span><text:span text:style-name="T5"> (</text:span><text:span text:style-name="T11">"OTPCredential"</text:span><text:span text:style-name="T5"> </text:span><text:span text:style-name="T10">in</text:span><text:span text:style-name="T5"> </text:span><text:span text:style-name="T26">window</text:span><text:span text:style-name="T5">) {</text:span></text:p>
          <text:p text:style-name="P17"><text:span text:style-name="T5"><text:s text:c="2"/></text:span><text:span text:style-name="T27">navigator</text:span><text:span text:style-name="T15">.</text:span><text:span text:style-name="T13">credentials</text:span><text:span text:style-name="T15">.</text:span><text:span text:style-name="T13">get({</text:span></text:p>
          <text:p text:style-name="P17"><text:span text:style-name="T5"><text:s text:c="4"/></text:span><text:span text:style-name="T13">otp: { transport: [</text:span><text:span text:style-name="T16">"sms"</text:span><text:span text:style-name="T13">] },</text:span></text:p>
          <text:p text:style-name="P17"><text:span text:style-name="T5"><text:s text:c="2"/></text:span><text:span text:style-name="T13">})</text:span><text:span text:style-name="T15">.</text:span><text:span text:style-name="T13">then((</text:span><text:span text:style-name="T27">otp</text:span><text:span text:style-name="T13">) =&gt; {</text:span></text:p>
          <text:p text:style-name="P17"><text:span text:style-name="T5"><text:s text:c="4"/></text:span><text:span text:style-name="T27">document</text:span><text:span text:style-name="T15">.</text:span><text:span text:style-name="T13">getElementById(</text:span><text:span text:style-name="T16">"otp"</text:span><text:span text:style-name="T13">)</text:span><text:span text:style-name="T15">.</text:span><text:span text:style-name="T13">value </text:span><text:span text:style-name="T15">=</text:span><text:span text:style-name="T13"> </text:span><text:span text:style-name="T27">otp</text:span><text:span text:style-name="T15">.</text:span><text:span text:style-name="T13">code;</text:span></text:p>
          <text:p text:style-name="P47"><text:s text:c="2"/><text:span text:style-name="T28">});</text:span></text:p>
          <text:p text:style-name="P20">}</text:p>
        </text:section>
        <text:p text:style-name="P9"/>
        <text:h text:style-name="P10" text:outline-level="2">📌 <text:span text:style-name="T4">FORMATO OBRIGATÓRIO DO SMS (WEB)</text:span></text:h>
        <text:p text:style-name="P14">O SMS precisa vir assim:</text:p>
        <text:section text:style-name="Sect2" text:name="Section14">
          <text:p text:style-name="P45"><text:bookmark text:name="code-block-viewer Copy 13"/>Seu código é: 123456</text:p>
          <text:p text:style-name="P20">@seudominio.com #123456</text:p>
        </text:section>
        <text:p text:style-name="P22">⚠️ O domínio precisa ser o mesmo do site.</text:p>
        <text:p text:style-name="P9"/>
        <text:h text:style-name="P54" text:outline-level="1">4️⃣ REACT NATIVE + EXPO</text:h>
        <text:p text:style-name="P57">⚠️ <text:span text:style-name="T23">Expo NÃO permite uso direto do SMS Retriever nativo.</text:span></text:p>
        <text:p text:style-name="P40">Você tem 3 opções:</text:p>
        <text:p text:style-name="P9"/>
        <text:h text:style-name="P10" text:outline-level="2">✅ <text:span text:style-name="T4">OPÇÃO 1 – Expo + Sugestão automática (mais simples)</text:span></text:h>
        <text:p text:style-name="P14">No Android e iOS, se o SMS tiver 6 dígitos:</text:p>
        <text:p text:style-name="P40">O sistema sugere o código automaticamente acima do teclado.</text:p>
        <text:p text:style-name="P40"><text:soft-page-break/>Basta:</text:p>
        <text:section text:style-name="Sect2" text:name="Section15">
          <text:p text:style-name="P58"><text:bookmark text:name="code-block-viewer Copy 14"/>&lt;TextInput</text:p>
          <text:p text:style-name="P17"><text:span text:style-name="T5"><text:s text:c="2"/></text:span><text:span text:style-name="T14">keyboardType</text:span><text:span text:style-name="T15">=</text:span><text:span text:style-name="T16">"number-pad"</text:span></text:p>
          <text:p text:style-name="P17"><text:span text:style-name="T5"><text:s text:c="2"/></text:span><text:span text:style-name="T14">textContentType</text:span><text:span text:style-name="T15">=</text:span><text:span text:style-name="T16">"oneTimeCode"</text:span></text:p>
          <text:p text:style-name="P17"><text:span text:style-name="T5"><text:s text:c="2"/></text:span><text:span text:style-name="T14">autoComplete</text:span><text:span text:style-name="T15">=</text:span><text:span text:style-name="T16">"sms-otp"</text:span></text:p>
          <text:p text:style-name="P18">/&gt;</text:p>
        </text:section>
        <text:p text:style-name="P22">Isso já ativa sugestão automática.</text:p>
        <text:p text:style-name="P9"/>
        <text:h text:style-name="P10" text:outline-level="2">✅ <text:span text:style-name="T4">OPÇÃO 2 – Eject Expo (Bare Workflow)</text:span></text:h>
        <text:p text:style-name="P14">Se quiser captura 100% automática no Android:</text:p>
        <text:list text:style-name="L23">
          <text:list-item>
            <text:p text:style-name="P59">Rodar:</text:p>
          </text:list-item>
        </text:list>
        <text:section text:style-name="Sect2" text:name="Section16">
          <text:p text:style-name="P45"><text:bookmark text:name="code-block-viewer Copy 15"/>npx expo eject</text:p>
        </text:section>
        <text:list text:style-name="L24">
          <text:list-item>
            <text:p text:style-name="P60">Instalar:</text:p>
          </text:list-item>
        </text:list>
        <text:section text:style-name="Sect2" text:name="Section17">
          <text:p text:style-name="P45"><text:bookmark text:name="code-block-viewer Copy 16"/>react-native-sms-retriever</text:p>
        </text:section>
        <text:list text:style-name="L25">
          <text:list-item>
            <text:p text:style-name="P61">Implementar:</text:p>
          </text:list-item>
        </text:list>
        <text:section text:style-name="Sect2" text:name="Section18">
          <text:p text:style-name="P16"><text:bookmark text:name="code-block-viewer Copy 17"/><text:span text:style-name="T10">import</text:span><text:span text:style-name="T5"> </text:span><text:span text:style-name="T26">SmsRetriever</text:span><text:span text:style-name="T5"> </text:span><text:span text:style-name="T10">from</text:span><text:span text:style-name="T5"> </text:span><text:span text:style-name="T11">'react-native-sms-retriever'</text:span><text:span text:style-name="T5">;</text:span></text:p>
          <text:p text:style-name="P21"><text:span text:style-name="T26">useEffect</text:span><text:span text:style-name="T5">(() =&gt; {</text:span></text:p>
          <text:p text:style-name="P17"><text:span text:style-name="T5"><text:s text:c="2"/></text:span><text:span text:style-name="T27">SmsRetriever</text:span><text:span text:style-name="T15">.</text:span><text:span text:style-name="T13">startSmsRetriever()</text:span><text:span text:style-name="T15">.</text:span><text:span text:style-name="T13">then(() =&gt; {</text:span></text:p>
          <text:p text:style-name="P17"><text:span text:style-name="T5"><text:s text:c="4"/></text:span><text:span text:style-name="T27">SmsRetriever</text:span><text:span text:style-name="T15">.</text:span><text:span text:style-name="T13">addSmsListener(</text:span><text:span text:style-name="T27">event</text:span><text:span text:style-name="T13"> =&gt; {</text:span></text:p>
          <text:p text:style-name="P17"><text:span text:style-name="T5"><text:s text:c="6"/></text:span><text:span text:style-name="T27">console</text:span><text:span text:style-name="T15">.</text:span><text:span text:style-name="T13">log(</text:span><text:span text:style-name="T27">event</text:span><text:span text:style-name="T15">.</text:span><text:span text:style-name="T13">message);</text:span></text:p>
          <text:p text:style-name="P47"><text:s text:c="4"/><text:span text:style-name="T28">});</text:span></text:p>
          <text:p text:style-name="P47"><text:s text:c="2"/><text:span text:style-name="T28">});</text:span></text:p>
          <text:p text:style-name="P20">}, []);</text:p>
        </text:section>
        <text:p text:style-name="P9"/>
        <text:h text:style-name="P10" text:outline-level="2">📌 <text:span text:style-name="T4">FORMATO DO SMS PARA ANDROID</text:span></text:h>
        <text:section text:style-name="Sect2" text:name="Section19">
          <text:p text:style-name="P45"><text:bookmark text:name="code-block-viewer Copy 18"/>Seu código é: 123456</text:p>
          <text:p text:style-name="P20">FA+9qCX9VSu</text:p>
        </text:section>
        <text:p text:style-name="P22">O hash é gerado pelo app Android.</text:p>
        <text:p text:style-name="P9"/>
        <text:h text:style-name="P54" text:outline-level="1"><text:soft-page-break/>5️⃣ ENVIO DE SMS</text:h>
        <text:p text:style-name="P14">Você pode usar:</text:p>
        <text:list text:style-name="L26">
          <text:list-item>
            <text:p text:style-name="P62">Twilio</text:p>
          </text:list-item>
          <text:list-item>
            <text:p text:style-name="P62">Vonage</text:p>
          </text:list-item>
          <text:list-item>
            <text:p text:style-name="P62">Africa's Talking</text:p>
          </text:list-item>
          <text:list-item>
            <text:p text:style-name="P62">Provedor local de Angola</text:p>
          </text:list-item>
        </text:list>
        <text:p text:style-name="P14">Exemplo com Twilio:</text:p>
        <text:section text:style-name="Sect2" text:name="Section20">
          <text:p text:style-name="P16"><text:bookmark text:name="code-block-viewer Copy 19"/><text:span text:style-name="T10">const</text:span><text:span text:style-name="T5"> </text:span><text:span text:style-name="T26">client</text:span><text:span text:style-name="T5"> </text:span><text:span text:style-name="T10">=</text:span><text:span text:style-name="T5"> </text:span><text:span text:style-name="T26">require</text:span><text:span text:style-name="T5">(</text:span><text:span text:style-name="T11">"twilio"</text:span><text:span text:style-name="T5">)(</text:span><text:span text:style-name="T26">ACCOUNT_SID</text:span><text:span text:style-name="T5">, </text:span><text:span text:style-name="T26">AUTH_TOKEN</text:span><text:span text:style-name="T5">);</text:span></text:p>
          <text:p text:style-name="P21"><text:span text:style-name="T26">client</text:span><text:span text:style-name="T10">.</text:span><text:span text:style-name="T5">messages</text:span><text:span text:style-name="T10">.</text:span><text:span text:style-name="T5">create({</text:span></text:p>
          <text:p text:style-name="P17"><text:span text:style-name="T5"><text:s text:c="2"/></text:span><text:span text:style-name="T13">body: </text:span><text:span text:style-name="T16">`Seu código é </text:span><text:span text:style-name="T13">${</text:span><text:span text:style-name="T27">code</text:span><text:span text:style-name="T13">}</text:span><text:span text:style-name="T16">`</text:span><text:span text:style-name="T13">,</text:span></text:p>
          <text:p text:style-name="P17"><text:span text:style-name="T5"><text:s text:c="2"/></text:span><text:span text:style-name="T13">from: </text:span><text:span text:style-name="T16">"+12345678"</text:span><text:span text:style-name="T13">,</text:span></text:p>
          <text:p text:style-name="P17"><text:span text:style-name="T5"><text:s text:c="2"/></text:span><text:span text:style-name="T13">to: </text:span><text:span text:style-name="T27">phone</text:span><text:span text:style-name="T13">,</text:span></text:p>
          <text:p text:style-name="P20">});</text:p>
        </text:section>
        <text:p text:style-name="P9"/>
        <text:h text:style-name="P54" text:outline-level="1">6️⃣ SEGURANÇA (OBRIGATÓRIO)</text:h>
        <text:p text:style-name="P14">Implementar:</text:p>
        <text:p text:style-name="P32">✅ <text:span text:style-name="T23">Expiração (5 minutos)<text:line-break/>✅ Limite de tentativas (3 ou 5)<text:line-break/>✅ Rate limit por IP<text:line-break/>✅ Bloqueio temporário<text:line-break/>✅ Não revelar se número existe<text:line-break/>✅ HTTPS obrigatório</text:span></text:p>
        <text:p text:style-name="P9"/>
        <text:h text:style-name="P54" text:outline-level="1">7️⃣ MELHORIAS AVANÇADAS (NÍVEL WHATSAPP)</text:h>
        <text:p text:style-name="P63">Apps como <text:span text:style-name="T30">WhatsApp</text:span> fazem:</text:p>
        <text:list text:style-name="L27">
          <text:list-item>
            <text:p text:style-name="P64">Device fingerprint</text:p>
          </text:list-item>
          <text:list-item>
            <text:p text:style-name="P64"><text:soft-page-break/>Detecção de SIM swap</text:p>
          </text:list-item>
          <text:list-item>
            <text:p text:style-name="P64">Anti-bot</text:p>
          </text:list-item>
          <text:list-item>
            <text:p text:style-name="P64">Verificação silenciosa</text:p>
          </text:list-item>
          <text:list-item>
            <text:p text:style-name="P64">ReCAPTCHA invisível</text:p>
          </text:list-item>
        </text:list>
        <text:p text:style-name="P9"/>
        <text:h text:style-name="P41" text:outline-level="1">🎯 <text:span text:style-name="T24">RECOMENDAÇÃO PARA VOCÊ</text:span></text:h>
        <text:p text:style-name="P14">Se está começando:</text:p>
        <text:p text:style-name="P32">👉 <text:span text:style-name="T23">Web: use Web OTP API<text:line-break/>👉 Expo: use autoComplete="sms-otp"<text:line-break/>👉 Produção Android avançado: Bare workflow + SMS Retriever</text:span></text:p>
      </text:section>
      <text:p text:style-name="P65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  <style:font-face style:name="ui-sans-serif" svg:font-family="ui-sans-serif, apple-system, system-ui, 'Segoe UI', Helvetica, 'Apple Color Emoji', Arial, sans-serif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22:14:51.253012071</meta:creation-date>
    <dc:date>2026-02-23T22:15:31.558265101</dc:date>
    <meta:editing-duration>PT41S</meta:editing-duration>
    <meta:editing-cycles>1</meta:editing-cycles>
    <meta:document-statistic meta:table-count="0" meta:image-count="0" meta:object-count="0" meta:page-count="15" meta:paragraph-count="338" meta:word-count="1705" meta:character-count="10258" meta:non-whitespace-character-count="8801"/>
    <meta:generator>LibreOffice/25.8.4.2$Linux_X86_64 LibreOffice_project/580$Build-2</meta:generator>
  </office:meta>
</office:document-meta>
</file>